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Mono" svg:font-family="'Cascadia Mon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59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6383" table:default-cell-style-name="Default"/>
        <table:table-row table:style-name="ro1">
          <table:table-cell table:style-name="ce1" office:value-type="string" calcext:value-type="string">
            <text:p>Stage</text:p>
          </table:table-cell>
          <table:table-cell table:style-name="ce1" office:value-type="string" calcext:value-type="string">
            <text:p>Shaman</text:p>
          </table:table-cell>
          <table:table-cell table:style-name="ce1" office:value-type="string" calcext:value-type="string">
            <text:p>Totem</text:p>
          </table:table-cell>
          <table:table-cell table:style-name="ce1" office:value-type="string" calcext:value-type="string">
            <text:p>Archer Bug</text:p>
          </table:table-cell>
          <table:table-cell table:style-name="ce1" office:value-type="string" calcext:value-type="string">
            <text:p>Colossus</text:p>
          </table:table-cell>
          <table:table-cell table:style-name="ce1" office:value-type="string" calcext:value-type="string">
            <text:p>Ifrit</text:p>
          </table:table-cell>
          <table:table-cell table:style-name="ce1" office:value-type="string" calcext:value-type="string">
            <text:p>Mechanical Spider</text:p>
          </table:table-cell>
          <table:table-cell table:style-name="ce1" office:value-type="string" calcext:value-type="string">
            <text:p>Spitter</text:p>
          </table:table-cell>
          <table:table-cell table:style-name="ce1" office:value-type="string" calcext:value-type="string">
            <text:p>Swift</text:p>
          </table:table-cell>
          <table:table-cell table:style-name="ce1" office:value-type="string" calcext:value-type="string">
            <text:p>Sand Crab</text:p>
          </table:table-cell>
          <table:table-cell table:style-name="ce1" table:number-columns-repeated="2"/>
          <table:table-cell table:style-name="ce1" office:value-type="string" calcext:value-type="string">
            <text:p>Total</text:p>
          </table:table-cell>
          <table:table-cell table:style-name="ce1" table:number-columns-repeated="16371"/>
        </table:table-row>
        <table:table-row table:style-name="ro1">
          <table:table-cell office:value-type="string" calcext:value-type="string">
            <text:p>TitanicPlains 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B2:.L2])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DistantRoost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3:.L3])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WetlandAspect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4:.L4])"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bandonedAqueduct 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5:.L5])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allypointDelta 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6:.L6])" office:value-type="float" office:value="4" calcext:value-type="float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corchedAcres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B7:.L7]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byssalDepths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8:.L8])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irensCall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B9:.L9])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ildedCoast 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10:.L10])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kyMeadow 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B11:.L11])"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underedGrove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/>
          <table:table-cell table:formula="of:=SUM([.B12:.L12])"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phelianSanctuary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13:.L13])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iphonedForest 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14:.L14])"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ulfurPools 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15:.L15])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VerdantFalls 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formula="of:=SUM([.B16:.L16])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ViscousFalls 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formula="of:=SUM([.B17:.L17])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rtifactReliquar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18:.L18])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rtifactReliquary_AphelianSanctuary_Theme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19:.L19])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rtifactReliquary_AbandonedAqueduct_Theme </text:p>
          </table:table-cell>
          <table:table-cell table:number-columns-repeated="11"/>
          <table:table-cell table:formula="of:=SUM([.B20:.L20]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rtifactReliquary_ScorchedAcres_Theme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B21:.L21]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hatteredAbodes 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B22:.L22])"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DisturbedImpact 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B23:.L23])"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eformedAltar 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24:.L24]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reebornColony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/>
          <table:table-cell table:formula="of:=SUM([.B25:.L25])"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oldenDieback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/>
          <table:table-cell table:formula="of:=SUM([.B26:.L26])"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elminthHatchery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27:.L27])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rimeMeridian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28:.L28])" office:value-type="float" office:value="1" calcext:value-type="float">
            <text:p>1</text:p>
          </table:table-cell>
          <table:table-cell table:number-columns-repeated="16371"/>
        </table:table-row>
      </table:table>
      <table:named-expressions/>
      <table:database-ranges>
        <table:database-range table:name="__Anonymous_Sheet_DB__0" table:target-range-address="Sheet1.A1:Sheet1.M2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Mono" svg:font-family="'Cascadia Mon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31T22:39:24.853000000</meta:creation-date>
    <dc:date>2025-07-31T23:27:31.051000000</dc:date>
    <meta:editing-duration>PT48M4S</meta:editing-duration>
    <meta:editing-cycles>5</meta:editing-cycles>
    <meta:generator>LibreOffice/7.4.3.2$Windows_X86_64 LibreOffice_project/1048a8393ae2eeec98dff31b5c133c5f1d08b890</meta:generator>
    <meta:document-statistic meta:table-count="1" meta:cell-count="123" meta:object-count="0"/>
  </office:meta>
</office:document-meta>
</file>